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78cm"/>
    </style:style>
    <style:style style:name="co13" style:family="table-column">
      <style:table-column-properties fo:break-before="auto" style:column-width="5.02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none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37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85600" calcext:value-type="float">
            <text:p>85600</text:p>
          </table:table-cell>
          <table:table-cell office:value-type="float" office:value="36324" calcext:value-type="float">
            <text:p>363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54584" calcext:value-type="float">
            <text:p>54584</text:p>
          </table:table-cell>
          <table:table-cell office:value-type="float" office:value="14768" calcext:value-type="float">
            <text:p>147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00" calcext:value-type="float">
            <text:p>116200</text:p>
          </table:table-cell>
          <table:table-cell office:value-type="float" office:value="56704" calcext:value-type="float">
            <text:p>567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166804" calcext:value-type="float">
            <text:p>166804</text:p>
          </table:table-cell>
          <table:table-cell office:value-type="float" office:value="67008" calcext:value-type="float">
            <text:p>670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185596" calcext:value-type="float">
            <text:p>185596</text:p>
          </table:table-cell>
          <table:table-cell office:value-type="float" office:value="77912" calcext:value-type="float">
            <text:p>779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119008" calcext:value-type="float">
            <text:p>119008</text:p>
          </table:table-cell>
          <table:table-cell office:value-type="float" office:value="29960" calcext:value-type="float">
            <text:p>2996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257968" calcext:value-type="float">
            <text:p>257968</text:p>
          </table:table-cell>
          <table:table-cell office:value-type="float" office:value="124624" calcext:value-type="float">
            <text:p>1246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274016" calcext:value-type="float">
            <text:p>274016</text:p>
          </table:table-cell>
          <table:table-cell office:value-type="float" office:value="111776" calcext:value-type="float">
            <text:p>1117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328780" calcext:value-type="float">
            <text:p>328780</text:p>
          </table:table-cell>
          <table:table-cell office:value-type="float" office:value="135952" calcext:value-type="float">
            <text:p>1359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211936" calcext:value-type="float">
            <text:p>211936</text:p>
          </table:table-cell>
          <table:table-cell office:value-type="float" office:value="51504" calcext:value-type="float">
            <text:p>515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521748" calcext:value-type="float">
            <text:p>521748</text:p>
          </table:table-cell>
          <table:table-cell office:value-type="float" office:value="209216" calcext:value-type="float">
            <text:p>2092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67628" calcext:value-type="float">
            <text:p>67628</text:p>
          </table:table-cell>
          <table:table-cell office:value-type="float" office:value="34540" calcext:value-type="float">
            <text:p>345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260" calcext:value-type="float">
            <text:p>9426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40368" calcext:value-type="float">
            <text:p>40368</text:p>
          </table:table-cell>
          <table:table-cell office:value-type="float" office:value="12452" calcext:value-type="float">
            <text:p>124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77736" calcext:value-type="float">
            <text:p>77736</text:p>
          </table:table-cell>
          <table:table-cell office:value-type="float" office:value="42152" calcext:value-type="float">
            <text:p>421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130048" calcext:value-type="float">
            <text:p>130048</text:p>
          </table:table-cell>
          <table:table-cell office:value-type="float" office:value="64484" calcext:value-type="float">
            <text:p>6448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03460" calcext:value-type="float">
            <text:p>103460</text:p>
          </table:table-cell>
          <table:table-cell office:value-type="float" office:value="53916" calcext:value-type="float">
            <text:p>53916</text:p>
          </table:table-cell>
          <table:table-cell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86672" calcext:value-type="float">
            <text:p>86672</text:p>
          </table:table-cell>
          <table:table-cell office:value-type="float" office:value="24744" calcext:value-type="float">
            <text:p>247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170416" calcext:value-type="float">
            <text:p>170416</text:p>
          </table:table-cell>
          <table:table-cell office:value-type="float" office:value="91304" calcext:value-type="float">
            <text:p>913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89968" calcext:value-type="float">
            <text:p>189968</text:p>
          </table:table-cell>
          <table:table-cell office:value-type="float" office:value="96140" calcext:value-type="float">
            <text:p>961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178848" calcext:value-type="float">
            <text:p>178848</text:p>
          </table:table-cell>
          <table:table-cell office:value-type="float" office:value="93084" calcext:value-type="float">
            <text:p>9308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151240" calcext:value-type="float">
            <text:p>151240</text:p>
          </table:table-cell>
          <table:table-cell office:value-type="float" office:value="41800" calcext:value-type="float">
            <text:p>418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64" calcext:value-type="float">
            <text:p>15986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312868" calcext:value-type="float">
            <text:p>312868</text:p>
          </table:table-cell>
          <table:table-cell office:value-type="float" office:value="158680" calcext:value-type="float">
            <text:p>15868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7"/>
        <table:table-column table:style-name="co10" table:number-columns-repeated="2" table:default-cell-style-name="ce12"/>
        <table:table-column table:style-name="co11" table:default-cell-style-name="ce20"/>
        <table:table-column table:style-name="co12" table:default-cell-style-name="ce29"/>
        <table:table-column table:style-name="co13" table:default-cell-style-name="ce35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4" office:value-type="string" calcext:value-type="string">
            <text:p>Sum - Key Generation [bytes]</text:p>
          </table:table-cell>
          <table:table-cell table:style-name="ce10"/>
          <table:table-cell table:style-name="ce16"/>
          <table:table-cell table:style-name="ce18" office:value-type="string" calcext:value-type="string">
            <text:p>Implementation</text:p>
          </table:table-cell>
          <table:table-cell table:style-name="ce27"/>
          <table:table-cell table:style-name="ce33"/>
          <table:table-cell table:number-columns-repeated="2"/>
        </table:table-row>
        <table:table-row table:style-name="ro1">
          <table:table-cell table:style-name="ce5" office:value-type="string" calcext:value-type="string">
            <text:p>Variant</text:p>
          </table:table-cell>
          <table:table-cell table:style-name="ce11" office:value-type="string" calcext:value-type="string">
            <text:p>Problem</text:p>
          </table:table-cell>
          <table:table-cell table:style-name="ce11" office:value-type="string" calcext:value-type="string">
            <text:p>Level</text:p>
          </table:table-cell>
          <table:table-cell table:style-name="ce19" office:value-type="string" calcext:value-type="string">
            <text:p>ref</text:p>
          </table:table-cell>
          <table:table-cell table:style-name="ce28" office:value-type="string" calcext:value-type="string">
            <text:p>light</text:p>
          </table:table-cell>
          <table:table-cell table:style-name="ce34" office:value-type="string" calcext:value-type="string">
            <text:p>Total Resul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8112" calcext:value-type="float">
            <text:p>8112</text:p>
          </table:table-cell>
          <table:table-cell office:value-type="float" office:value="1104" calcext:value-type="float">
            <text:p>1104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1" office:value-type="float" office:value="16840" calcext:value-type="float">
            <text:p>16840</text:p>
          </table:table-cell>
          <table:table-cell table:style-name="ce30" office:value-type="float" office:value="1240" calcext:value-type="float">
            <text:p>1240</text:p>
          </table:table-cell>
          <table:table-cell table:style-name="ce36" office:value-type="float" office:value="18080" calcext:value-type="float">
            <text:p>18080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384" calcext:value-type="float">
            <text:p>1384</text:p>
          </table:table-cell>
          <table:table-cell table:style-name="ce37"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952" calcext:value-type="float">
            <text:p>3952</text:p>
          </table:table-cell>
          <table:table-cell table:style-name="ce23" office:value-type="float" office:value="2480" calcext:value-type="float">
            <text:p>2480</text:p>
          </table:table-cell>
          <table:table-cell office:value-type="float" office:value="6432" calcext:value-type="float">
            <text:p>6432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4" office:value-type="float" office:value="7416" calcext:value-type="float">
            <text:p>7416</text:p>
          </table:table-cell>
          <table:table-cell table:style-name="ce24" office:value-type="float" office:value="4120" calcext:value-type="float">
            <text:p>4120</text:p>
          </table:table-cell>
          <table:table-cell table:style-name="ce36" office:value-type="float" office:value="11536" calcext:value-type="float">
            <text:p>1153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5" office:value-type="float" office:value="11752" calcext:value-type="float">
            <text:p>11752</text:p>
          </table:table-cell>
          <table:table-cell table:style-name="ce25" office:value-type="float" office:value="6536" calcext:value-type="float">
            <text:p>6536</text:p>
          </table:table-cell>
          <table:table-cell table:style-name="ce37" office:value-type="float" office:value="18288" calcext:value-type="float">
            <text:p>1828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8112" calcext:value-type="float">
            <text:p>8112</text:p>
          </table:table-cell>
          <table:table-cell office:value-type="float" office:value="1104" calcext:value-type="float">
            <text:p>1104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1" office:value-type="float" office:value="16840" calcext:value-type="float">
            <text:p>16840</text:p>
          </table:table-cell>
          <table:table-cell table:style-name="ce30" office:value-type="float" office:value="1240" calcext:value-type="float">
            <text:p>1240</text:p>
          </table:table-cell>
          <table:table-cell table:style-name="ce36" office:value-type="float" office:value="18080" calcext:value-type="float">
            <text:p>18080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2" office:value-type="float" office:value="29624" calcext:value-type="float">
            <text:p>29624</text:p>
          </table:table-cell>
          <table:table-cell table:style-name="ce31" office:value-type="float" office:value="1384" calcext:value-type="float">
            <text:p>1384</text:p>
          </table:table-cell>
          <table:table-cell table:style-name="ce37" office:value-type="float" office:value="31008" calcext:value-type="float">
            <text:p>31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952" calcext:value-type="float">
            <text:p>3952</text:p>
          </table:table-cell>
          <table:table-cell table:style-name="ce23" office:value-type="float" office:value="2480" calcext:value-type="float">
            <text:p>2480</text:p>
          </table:table-cell>
          <table:table-cell office:value-type="float" office:value="6432" calcext:value-type="float">
            <text:p>6432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4" office:value-type="float" office:value="7416" calcext:value-type="float">
            <text:p>7416</text:p>
          </table:table-cell>
          <table:table-cell table:style-name="ce24" office:value-type="float" office:value="4120" calcext:value-type="float">
            <text:p>4120</text:p>
          </table:table-cell>
          <table:table-cell table:style-name="ce36" office:value-type="float" office:value="11536" calcext:value-type="float">
            <text:p>1153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5" office:value-type="float" office:value="11752" calcext:value-type="float">
            <text:p>11752</text:p>
          </table:table-cell>
          <table:table-cell table:style-name="ce25" office:value-type="float" office:value="6536" calcext:value-type="float">
            <text:p>6536</text:p>
          </table:table-cell>
          <table:table-cell table:style-name="ce37" office:value-type="float" office:value="18288" calcext:value-type="float">
            <text:p>1828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mall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8112" calcext:value-type="float">
            <text:p>8112</text:p>
          </table:table-cell>
          <table:table-cell office:value-type="float" office:value="1104" calcext:value-type="float">
            <text:p>1104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0" office:value-type="float" office:value="1240" calcext:value-type="float">
            <text:p>1240</text:p>
          </table:table-cell>
          <table:table-cell table:style-name="ce36"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384" calcext:value-type="float">
            <text:p>1384</text:p>
          </table:table-cell>
          <table:table-cell table:style-name="ce37"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952" calcext:value-type="float">
            <text:p>3952</text:p>
          </table:table-cell>
          <table:table-cell table:style-name="ce23" office:value-type="float" office:value="2480" calcext:value-type="float">
            <text:p>2480</text:p>
          </table:table-cell>
          <table:table-cell office:value-type="float" office:value="6432" calcext:value-type="float">
            <text:p>6432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4" office:value-type="float" office:value="7416" calcext:value-type="float">
            <text:p>7416</text:p>
          </table:table-cell>
          <table:table-cell table:style-name="ce24" office:value-type="float" office:value="4120" calcext:value-type="float">
            <text:p>4120</text:p>
          </table:table-cell>
          <table:table-cell table:style-name="ce36" office:value-type="float" office:value="11536" calcext:value-type="float">
            <text:p>1153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536" calcext:value-type="float">
            <text:p>6536</text:p>
          </table:table-cell>
          <table:table-cell table:style-name="ce37" office:value-type="float" office:value="6536" calcext:value-type="float">
            <text:p>6536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17"/>
          <table:table-cell table:style-name="ce26" office:value-type="float" office:value="145248" calcext:value-type="float">
            <text:p>145248</text:p>
          </table:table-cell>
          <table:table-cell table:style-name="ce32" office:value-type="float" office:value="50592" calcext:value-type="float">
            <text:p>50592</text:p>
          </table:table-cell>
          <table:table-cell table:style-name="ce38" office:value-type="float" office:value="195840" calcext:value-type="float">
            <text:p>195840</text:p>
          </table:table-cell>
          <table:table-cell table:number-columns-repeated="2"/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34" table:default-cell-style-name="Default"/>
        <table:table-row table:style-name="ro1">
          <table:table-cell table:style-name="ce4" office:value-type="string" calcext:value-type="string">
            <text:p>Sum - Sign [bytes]</text:p>
          </table:table-cell>
          <table:table-cell table:style-name="ce10"/>
          <table:table-cell table:style-name="ce16"/>
          <table:table-cell table:style-name="ce18" office:value-type="string" calcext:value-type="string">
            <text:p>Implementation</text:p>
          </table:table-cell>
          <table:table-cell table:style-name="ce27"/>
          <table:table-cell table:style-name="ce33"/>
          <table:table-cell table:number-columns-repeated="28"/>
        </table:table-row>
        <table:table-row table:style-name="ro1">
          <table:table-cell table:style-name="ce5" office:value-type="string" calcext:value-type="string">
            <text:p>Problem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Variant</text:p>
          </table:table-cell>
          <table:table-cell table:style-name="ce19" office:value-type="string" calcext:value-type="string">
            <text:p>ref</text:p>
          </table:table-cell>
          <table:table-cell table:style-name="ce28" office:value-type="string" calcext:value-type="string">
            <text:p>light</text:p>
          </table:table-cell>
          <table:table-cell table:style-name="ce34" office:value-type="string" calcext:value-type="string">
            <text:p>Total Result</text:p>
          </table:table-cell>
          <table:table-cell table:number-columns-repeated="28"/>
        </table:table-row>
        <table:table-row table:style-name="ro1">
          <table:table-cell table:style-name="ce6" office:value-type="string" calcext:value-type="string">
            <text:p>sdp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alance</text:p>
          </table:table-cell>
          <table:table-cell table:style-name="ce20" office:value-type="float" office:value="210000" calcext:value-type="float">
            <text:p>210000</text:p>
          </table:table-cell>
          <table:table-cell table:style-name="ce29" office:value-type="float" office:value="85600" calcext:value-type="float">
            <text:p>85600</text:p>
          </table:table-cell>
          <table:table-cell table:style-name="ce35" office:value-type="float" office:value="295600" calcext:value-type="float">
            <text:p>295600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1" office:value-type="float" office:value="116200" calcext:value-type="float">
            <text:p>116200</text:p>
          </table:table-cell>
          <table:table-cell table:style-name="ce30" office:value-type="float" office:value="54584" calcext:value-type="float">
            <text:p>54584</text:p>
          </table:table-cell>
          <table:table-cell table:style-name="ce36" office:value-type="float" office:value="170784" calcext:value-type="float">
            <text:p>170784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2" office:value-type="float" office:value="421384" calcext:value-type="float">
            <text:p>421384</text:p>
          </table:table-cell>
          <table:table-cell table:style-name="ce31" office:value-type="float" office:value="166804" calcext:value-type="float">
            <text:p>166804</text:p>
          </table:table-cell>
          <table:table-cell table:style-name="ce37" office:value-type="float" office:value="588188" calcext:value-type="float">
            <text:p>588188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alance</text:p>
          </table:table-cell>
          <table:table-cell table:style-name="ce23" office:value-type="float" office:value="463376" calcext:value-type="float">
            <text:p>463376</text:p>
          </table:table-cell>
          <table:table-cell table:style-name="ce23" office:value-type="float" office:value="185596" calcext:value-type="float">
            <text:p>185596</text:p>
          </table:table-cell>
          <table:table-cell table:style-name="ce35" office:value-type="float" office:value="648972" calcext:value-type="float">
            <text:p>648972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4" office:value-type="float" office:value="257968" calcext:value-type="float">
            <text:p>257968</text:p>
          </table:table-cell>
          <table:table-cell table:style-name="ce24" office:value-type="float" office:value="119008" calcext:value-type="float">
            <text:p>119008</text:p>
          </table:table-cell>
          <table:table-cell table:style-name="ce36" office:value-type="float" office:value="376976" calcext:value-type="float">
            <text:p>376976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4016" calcext:value-type="float">
            <text:p>274016</text:p>
          </table:table-cell>
          <table:table-cell table:style-name="ce37" office:value-type="float" office:value="274016" calcext:value-type="float">
            <text:p>274016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float" office:value="328780" calcext:value-type="float">
            <text:p>328780</text:p>
          </table:table-cell>
          <table:table-cell table:style-name="ce35" office:value-type="float" office:value="328780" calcext:value-type="float">
            <text:p>328780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1" office:value-type="float" office:value="463008" calcext:value-type="float">
            <text:p>463008</text:p>
          </table:table-cell>
          <table:table-cell table:style-name="ce30" office:value-type="float" office:value="211936" calcext:value-type="float">
            <text:p>211936</text:p>
          </table:table-cell>
          <table:table-cell table:style-name="ce36" office:value-type="float" office:value="674944" calcext:value-type="float">
            <text:p>674944</text:p>
          </table:table-cell>
          <table:table-cell table:number-columns-repeated="28"/>
        </table:table-row>
        <table:table-row table:style-name="ro1">
          <table:table-cell table:style-name="ce8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21748" calcext:value-type="float">
            <text:p>521748</text:p>
          </table:table-cell>
          <table:table-cell table:style-name="ce37" office:value-type="float" office:value="521748" calcext:value-type="float">
            <text:p>521748</text:p>
          </table:table-cell>
          <table:table-cell table:number-columns-repeated="28"/>
        </table:table-row>
        <table:table-row table:style-name="ro1">
          <table:table-cell table:style-name="ce6" office:value-type="string" calcext:value-type="string">
            <text:p>sdp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alance</text:p>
          </table:table-cell>
          <table:table-cell table:style-name="ce23" office:value-type="float" office:value="156688" calcext:value-type="float">
            <text:p>156688</text:p>
          </table:table-cell>
          <table:table-cell table:style-name="ce23" office:value-type="float" office:value="67628" calcext:value-type="float">
            <text:p>67628</text:p>
          </table:table-cell>
          <table:table-cell table:style-name="ce35" office:value-type="float" office:value="224316" calcext:value-type="float">
            <text:p>224316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4" office:value-type="float" office:value="77736" calcext:value-type="float">
            <text:p>77736</text:p>
          </table:table-cell>
          <table:table-cell table:style-name="ce24" office:value-type="float" office:value="40368" calcext:value-type="float">
            <text:p>40368</text:p>
          </table:table-cell>
          <table:table-cell table:style-name="ce36" office:value-type="float" office:value="118104" calcext:value-type="float">
            <text:p>118104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4" office:value-type="float" office:value="309592" calcext:value-type="float">
            <text:p>309592</text:p>
          </table:table-cell>
          <table:table-cell table:style-name="ce24" office:value-type="float" office:value="130048" calcext:value-type="float">
            <text:p>130048</text:p>
          </table:table-cell>
          <table:table-cell table:style-name="ce37" office:value-type="float" office:value="439640" calcext:value-type="float">
            <text:p>439640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alance</text:p>
          </table:table-cell>
          <table:table-cell table:style-name="ce20" office:value-type="float" office:value="240880" calcext:value-type="float">
            <text:p>240880</text:p>
          </table:table-cell>
          <table:table-cell table:style-name="ce29" office:value-type="float" office:value="103460" calcext:value-type="float">
            <text:p>103460</text:p>
          </table:table-cell>
          <table:table-cell table:style-name="ce35" office:value-type="float" office:value="344340" calcext:value-type="float">
            <text:p>344340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1" office:value-type="float" office:value="170416" calcext:value-type="float">
            <text:p>170416</text:p>
          </table:table-cell>
          <table:table-cell table:style-name="ce30" office:value-type="float" office:value="86672" calcext:value-type="float">
            <text:p>86672</text:p>
          </table:table-cell>
          <table:table-cell table:style-name="ce36" office:value-type="float" office:value="257088" calcext:value-type="float">
            <text:p>257088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2" office:value-type="float" office:value="453160" calcext:value-type="float">
            <text:p>453160</text:p>
          </table:table-cell>
          <table:table-cell table:style-name="ce31" office:value-type="float" office:value="189968" calcext:value-type="float">
            <text:p>189968</text:p>
          </table:table-cell>
          <table:table-cell table:style-name="ce37" office:value-type="float" office:value="643128" calcext:value-type="float">
            <text:p>643128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balance</text:p>
          </table:table-cell>
          <table:table-cell table:style-name="ce23" office:value-type="float" office:value="423232" calcext:value-type="float">
            <text:p>423232</text:p>
          </table:table-cell>
          <table:table-cell table:style-name="ce23" office:value-type="float" office:value="178848" calcext:value-type="float">
            <text:p>178848</text:p>
          </table:table-cell>
          <table:table-cell table:style-name="ce35" office:value-type="float" office:value="602080" calcext:value-type="float">
            <text:p>602080</text:p>
          </table:table-cell>
          <table:table-cell table:number-columns-repeated="28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4" office:value-type="float" office:value="300704" calcext:value-type="float">
            <text:p>300704</text:p>
          </table:table-cell>
          <table:table-cell table:style-name="ce24" office:value-type="float" office:value="151240" calcext:value-type="float">
            <text:p>151240</text:p>
          </table:table-cell>
          <table:table-cell table:style-name="ce36" office:value-type="float" office:value="451944" calcext:value-type="float">
            <text:p>451944</text:p>
          </table:table-cell>
          <table:table-cell table:number-columns-repeated="28"/>
        </table:table-row>
        <table:table-row table:style-name="ro1">
          <table:table-cell table:style-name="ce8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12868" calcext:value-type="float">
            <text:p>312868</text:p>
          </table:table-cell>
          <table:table-cell table:style-name="ce37" office:value-type="float" office:value="312868" calcext:value-type="float">
            <text:p>312868</text:p>
          </table:table-cell>
          <table:table-cell table:number-columns-repeated="28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17"/>
          <table:table-cell table:style-name="ce26" office:value-type="float" office:value="4064344" calcext:value-type="float">
            <text:p>4064344</text:p>
          </table:table-cell>
          <table:table-cell table:style-name="ce32" office:value-type="float" office:value="3209172" calcext:value-type="float">
            <text:p>3209172</text:p>
          </table:table-cell>
          <table:table-cell table:style-name="ce38" office:value-type="float" office:value="7273516" calcext:value-type="float">
            <text:p>7273516</text:p>
          </table:table-cell>
          <table:table-cell table:number-columns-repeated="28"/>
        </table:table-row>
        <table:table-row table:style-name="ro1" table:number-rows-repeated="26"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7"/>
        <table:table-column table:style-name="co10" table:number-columns-repeated="2" table:default-cell-style-name="ce12"/>
        <table:table-column table:style-name="co10" table:number-columns-repeated="2" table:default-cell-style-name="ce24"/>
        <table:table-column table:style-name="co10" table:default-cell-style-name="ce35"/>
        <table:table-row table:style-name="ro1">
          <table:table-cell table:style-name="ce4" office:value-type="string" calcext:value-type="string">
            <text:p>Sum - Verify [bytes]</text:p>
          </table:table-cell>
          <table:table-cell table:style-name="ce10"/>
          <table:table-cell table:style-name="ce16"/>
          <table:table-cell table:style-name="ce18" office:value-type="string" calcext:value-type="string">
            <text:p>Implementation</text:p>
          </table:table-cell>
          <table:table-cell table:style-name="ce27"/>
          <table:table-cell table:style-name="ce33"/>
        </table:table-row>
        <table:table-row table:style-name="ro1">
          <table:table-cell table:style-name="ce5" office:value-type="string" calcext:value-type="string">
            <text:p>Problem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Variant</text:p>
          </table:table-cell>
          <table:table-cell table:style-name="ce19" office:value-type="string" calcext:value-type="string">
            <text:p>ref</text:p>
          </table:table-cell>
          <table:table-cell table:style-name="ce28" office:value-type="string" calcext:value-type="string">
            <text:p>light</text:p>
          </table:table-cell>
          <table:table-cell table:style-name="ce34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13160" calcext:value-type="float">
            <text:p>113160</text:p>
          </table:table-cell>
          <table:table-cell table:style-name="ce29" office:value-type="float" office:value="36324" calcext:value-type="float">
            <text:p>36324</text:p>
          </table:table-cell>
          <table:table-cell office:value-type="float" office:value="149484" calcext:value-type="float">
            <text:p>14948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table:style-name="ce21" office:value-type="float" office:value="56704" calcext:value-type="float">
            <text:p>56704</text:p>
          </table:table-cell>
          <table:table-cell table:style-name="ce30" office:value-type="float" office:value="14768" calcext:value-type="float">
            <text:p>14768</text:p>
          </table:table-cell>
          <table:table-cell table:style-name="ce36" office:value-type="float" office:value="71472" calcext:value-type="float">
            <text:p>71472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small</text:p>
          </table:table-cell>
          <table:table-cell table:style-name="ce22" office:value-type="float" office:value="223816" calcext:value-type="float">
            <text:p>223816</text:p>
          </table:table-cell>
          <table:table-cell table:style-name="ce31" office:value-type="float" office:value="67008" calcext:value-type="float">
            <text:p>67008</text:p>
          </table:table-cell>
          <table:table-cell table:style-name="ce37" office:value-type="float" office:value="290824" calcext:value-type="float">
            <text:p>2908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248672" calcext:value-type="float">
            <text:p>248672</text:p>
          </table:table-cell>
          <table:table-cell table:style-name="ce23" office:value-type="float" office:value="77912" calcext:value-type="float">
            <text:p>77912</text:p>
          </table:table-cell>
          <table:table-cell office:value-type="float" office:value="326584" calcext:value-type="float">
            <text:p>32658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office:value-type="float" office:value="124624" calcext:value-type="float">
            <text:p>124624</text:p>
          </table:table-cell>
          <table:table-cell office:value-type="float" office:value="29960" calcext:value-type="float">
            <text:p>29960</text:p>
          </table:table-cell>
          <table:table-cell table:style-name="ce36" office:value-type="float" office:value="154584" calcext:value-type="float">
            <text:p>154584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sma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1776" calcext:value-type="float">
            <text:p>111776</text:p>
          </table:table-cell>
          <table:table-cell table:style-name="ce37" office:value-type="float" office:value="111776" calcext:value-type="float">
            <text:p>1117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float" office:value="135952" calcext:value-type="float">
            <text:p>135952</text:p>
          </table:table-cell>
          <table:table-cell office:value-type="float" office:value="135952" calcext:value-type="float">
            <text:p>13595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table:style-name="ce21" office:value-type="float" office:value="222424" calcext:value-type="float">
            <text:p>222424</text:p>
          </table:table-cell>
          <table:table-cell table:style-name="ce30" office:value-type="float" office:value="51504" calcext:value-type="float">
            <text:p>51504</text:p>
          </table:table-cell>
          <table:table-cell table:style-name="ce36" office:value-type="float" office:value="273928" calcext:value-type="float">
            <text:p>273928</text:p>
          </table:table-cell>
        </table:table-row>
        <table:table-row table:style-name="ro1">
          <table:table-cell table:style-name="ce8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209216" calcext:value-type="float">
            <text:p>209216</text:p>
          </table:table-cell>
          <table:table-cell table:style-name="ce37" office:value-type="float" office:value="209216" calcext:value-type="float">
            <text:p>209216</text:p>
          </table:table-cell>
        </table:table-row>
        <table:table-row table:style-name="ro1">
          <table:table-cell table:style-name="ce6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94260" calcext:value-type="float">
            <text:p>94260</text:p>
          </table:table-cell>
          <table:table-cell table:style-name="ce23" office:value-type="float" office:value="34540" calcext:value-type="float">
            <text:p>34540</text:p>
          </table:table-cell>
          <table:table-cell office:value-type="float" office:value="128800" calcext:value-type="float">
            <text:p>12880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office:value-type="float" office:value="42152" calcext:value-type="float">
            <text:p>42152</text:p>
          </table:table-cell>
          <table:table-cell office:value-type="float" office:value="12452" calcext:value-type="float">
            <text:p>12452</text:p>
          </table:table-cell>
          <table:table-cell table:style-name="ce36" office:value-type="float" office:value="54604" calcext:value-type="float">
            <text:p>54604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small</text:p>
          </table:table-cell>
          <table:table-cell office:value-type="float" office:value="184616" calcext:value-type="float">
            <text:p>184616</text:p>
          </table:table-cell>
          <table:table-cell office:value-type="float" office:value="64484" calcext:value-type="float">
            <text:p>64484</text:p>
          </table:table-cell>
          <table:table-cell table:style-name="ce37" office:value-type="float" office:value="249100" calcext:value-type="float">
            <text:p>249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45148" calcext:value-type="float">
            <text:p>145148</text:p>
          </table:table-cell>
          <table:table-cell table:style-name="ce29" office:value-type="float" office:value="53916" calcext:value-type="float">
            <text:p>53916</text:p>
          </table:table-cell>
          <table:table-cell office:value-type="float" office:value="199064" calcext:value-type="float">
            <text:p>19906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table:style-name="ce21" office:value-type="float" office:value="91304" calcext:value-type="float">
            <text:p>91304</text:p>
          </table:table-cell>
          <table:table-cell table:style-name="ce30" office:value-type="float" office:value="24744" calcext:value-type="float">
            <text:p>24744</text:p>
          </table:table-cell>
          <table:table-cell table:style-name="ce36" office:value-type="float" office:value="116048" calcext:value-type="float">
            <text:p>116048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small</text:p>
          </table:table-cell>
          <table:table-cell table:style-name="ce22" office:value-type="float" office:value="270904" calcext:value-type="float">
            <text:p>270904</text:p>
          </table:table-cell>
          <table:table-cell table:style-name="ce31" office:value-type="float" office:value="96140" calcext:value-type="float">
            <text:p>96140</text:p>
          </table:table-cell>
          <table:table-cell table:style-name="ce37" office:value-type="float" office:value="367044" calcext:value-type="float">
            <text:p>3670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255752" calcext:value-type="float">
            <text:p>255752</text:p>
          </table:table-cell>
          <table:table-cell table:style-name="ce23" office:value-type="float" office:value="93084" calcext:value-type="float">
            <text:p>93084</text:p>
          </table:table-cell>
          <table:table-cell office:value-type="float" office:value="348836" calcext:value-type="float">
            <text:p>348836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office:value-type="float" office:value="159864" calcext:value-type="float">
            <text:p>159864</text:p>
          </table:table-cell>
          <table:table-cell office:value-type="float" office:value="41800" calcext:value-type="float">
            <text:p>41800</text:p>
          </table:table-cell>
          <table:table-cell table:style-name="ce36" office:value-type="float" office:value="201664" calcext:value-type="float">
            <text:p>201664</text:p>
          </table:table-cell>
        </table:table-row>
        <table:table-row table:style-name="ro1">
          <table:table-cell table:style-name="ce8"/>
          <table:table-cell table:style-name="ce14"/>
          <table:table-cell table:style-name="ce14" office:value-type="string" calcext:value-type="string">
            <text:p>sma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8680" calcext:value-type="float">
            <text:p>158680</text:p>
          </table:table-cell>
          <table:table-cell table:style-name="ce37" office:value-type="float" office:value="158680" calcext:value-type="float">
            <text:p>158680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17"/>
          <table:table-cell table:style-name="ce26" office:value-type="float" office:value="2233400" calcext:value-type="float">
            <text:p>2233400</text:p>
          </table:table-cell>
          <table:table-cell table:style-name="ce32" office:value-type="float" office:value="1314260" calcext:value-type="float">
            <text:p>1314260</text:p>
          </table:table-cell>
          <table:table-cell table:style-name="ce38" office:value-type="float" office:value="3547660" calcext:value-type="float">
            <text:p>3547660</text:p>
          </table:table-cell>
        </table:table-row>
      </table:table>
      <table:named-expressions/>
      <table:data-pilot-tables>
        <table:data-pilot-table table:name="DataPilot1" table:application-data="" table:target-range-address="'Key Generation'.A1:'Key Generation'.F21" table:buttons="'Key Generation'.A2 'Key Generation'.B2 'Key Generation'.C2 'Key Generation'.D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04" table:display="true" table:show-details="true"/>
                <table:data-pilot-member table:name="1240" table:display="true" table:show-details="true"/>
                <table:data-pilot-member table:name="1384" table:display="true" table:show-details="true"/>
                <table:data-pilot-member table:name="2480" table:display="true" table:show-details="true"/>
                <table:data-pilot-member table:name="3952" table:display="true" table:show-details="true"/>
                <table:data-pilot-member table:name="4120" table:display="true" table:show-details="true"/>
                <table:data-pilot-member table:name="6536" table:display="true" table:show-details="true"/>
                <table:data-pilot-member table:name="7416" table:display="true" table:show-details="true"/>
                <table:data-pilot-member table:name="8112" table:display="true" table:show-details="true"/>
                <table:data-pilot-member table:name="11752" table:display="true" table:show-details="true"/>
                <table:data-pilot-member table:name="16840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F21" table:buttons="Sign.A2 Sign.B2 Sign.C2 Sign.D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0368" table:display="true" table:show-details="true"/>
                <table:data-pilot-member table:name="54584" table:display="true" table:show-details="true"/>
                <table:data-pilot-member table:name="67628" table:display="true" table:show-details="true"/>
                <table:data-pilot-member table:name="77736" table:display="true" table:show-details="true"/>
                <table:data-pilot-member table:name="85600" table:display="true" table:show-details="true"/>
                <table:data-pilot-member table:name="86672" table:display="true" table:show-details="true"/>
                <table:data-pilot-member table:name="103460" table:display="true" table:show-details="true"/>
                <table:data-pilot-member table:name="116200" table:display="true" table:show-details="true"/>
                <table:data-pilot-member table:name="119008" table:display="true" table:show-details="true"/>
                <table:data-pilot-member table:name="130048" table:display="true" table:show-details="true"/>
                <table:data-pilot-member table:name="151240" table:display="true" table:show-details="true"/>
                <table:data-pilot-member table:name="156688" table:display="true" table:show-details="true"/>
                <table:data-pilot-member table:name="166804" table:display="true" table:show-details="true"/>
                <table:data-pilot-member table:name="170416" table:display="true" table:show-details="true"/>
                <table:data-pilot-member table:name="178848" table:display="true" table:show-details="true"/>
                <table:data-pilot-member table:name="185596" table:display="true" table:show-details="true"/>
                <table:data-pilot-member table:name="189968" table:display="true" table:show-details="true"/>
                <table:data-pilot-member table:name="210000" table:display="true" table:show-details="true"/>
                <table:data-pilot-member table:name="211936" table:display="true" table:show-details="true"/>
                <table:data-pilot-member table:name="240880" table:display="true" table:show-details="true"/>
                <table:data-pilot-member table:name="257968" table:display="true" table:show-details="true"/>
                <table:data-pilot-member table:name="274016" table:display="true" table:show-details="true"/>
                <table:data-pilot-member table:name="300704" table:display="true" table:show-details="true"/>
                <table:data-pilot-member table:name="309592" table:display="true" table:show-details="true"/>
                <table:data-pilot-member table:name="312868" table:display="true" table:show-details="true"/>
                <table:data-pilot-member table:name="328780" table:display="true" table:show-details="true"/>
                <table:data-pilot-member table:name="421384" table:display="true" table:show-details="true"/>
                <table:data-pilot-member table:name="423232" table:display="true" table:show-details="true"/>
                <table:data-pilot-member table:name="453160" table:display="true" table:show-details="true"/>
                <table:data-pilot-member table:name="463008" table:display="true" table:show-details="true"/>
                <table:data-pilot-member table:name="463376" table:display="true" table:show-details="true"/>
                <table:data-pilot-member table:name="5217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F21" table:buttons="Verify.A2 Verify.B2 Verify.C2 Verify.D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452" table:display="true" table:show-details="true"/>
                <table:data-pilot-member table:name="14768" table:display="true" table:show-details="true"/>
                <table:data-pilot-member table:name="24744" table:display="true" table:show-details="true"/>
                <table:data-pilot-member table:name="29960" table:display="true" table:show-details="true"/>
                <table:data-pilot-member table:name="34540" table:display="true" table:show-details="true"/>
                <table:data-pilot-member table:name="36324" table:display="true" table:show-details="true"/>
                <table:data-pilot-member table:name="41800" table:display="true" table:show-details="true"/>
                <table:data-pilot-member table:name="42152" table:display="true" table:show-details="true"/>
                <table:data-pilot-member table:name="51504" table:display="true" table:show-details="true"/>
                <table:data-pilot-member table:name="53916" table:display="true" table:show-details="true"/>
                <table:data-pilot-member table:name="56704" table:display="true" table:show-details="true"/>
                <table:data-pilot-member table:name="64484" table:display="true" table:show-details="true"/>
                <table:data-pilot-member table:name="67008" table:display="true" table:show-details="true"/>
                <table:data-pilot-member table:name="77912" table:display="true" table:show-details="true"/>
                <table:data-pilot-member table:name="91304" table:display="true" table:show-details="true"/>
                <table:data-pilot-member table:name="93084" table:display="true" table:show-details="true"/>
                <table:data-pilot-member table:name="94260" table:display="true" table:show-details="true"/>
                <table:data-pilot-member table:name="96140" table:display="true" table:show-details="true"/>
                <table:data-pilot-member table:name="111776" table:display="true" table:show-details="true"/>
                <table:data-pilot-member table:name="113160" table:display="true" table:show-details="true"/>
                <table:data-pilot-member table:name="124624" table:display="true" table:show-details="true"/>
                <table:data-pilot-member table:name="135952" table:display="true" table:show-details="true"/>
                <table:data-pilot-member table:name="145148" table:display="true" table:show-details="true"/>
                <table:data-pilot-member table:name="158680" table:display="true" table:show-details="true"/>
                <table:data-pilot-member table:name="159864" table:display="true" table:show-details="true"/>
                <table:data-pilot-member table:name="184616" table:display="true" table:show-details="true"/>
                <table:data-pilot-member table:name="209216" table:display="true" table:show-details="true"/>
                <table:data-pilot-member table:name="222424" table:display="true" table:show-details="true"/>
                <table:data-pilot-member table:name="223816" table:display="true" table:show-details="true"/>
                <table:data-pilot-member table:name="248672" table:display="true" table:show-details="true"/>
                <table:data-pilot-member table:name="255752" table:display="true" table:show-details="true"/>
                <table:data-pilot-member table:name="2709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6:34:47.215386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10:30:33.613711099</dc:date>
    <meta:editing-duration>P1DT4H5M16S</meta:editing-duration>
    <meta:editing-cycles>19</meta:editing-cycles>
    <meta:generator>LibreOffice/24.2.7.2$Linux_X86_64 LibreOffice_project/420$Build-2</meta:generator>
    <meta:document-statistic meta:table-count="4" meta:cell-count="64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PT@label 0</svg:desc>
                </draw:g>
              </table:table-cell>
              <table:table-cell office:value-type="string">
                <text:p>ligh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8112">
                <text:p>8112</text:p>
                <draw:g>
                  <svg:desc>PT@data 0</svg:desc>
                </draw:g>
              </table:table-cell>
              <table:table-cell office:value-type="float" office:value="1104">
                <text:p>1104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6840">
                <text:p>168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balance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52">
                <text:p>3952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7416">
                <text:p>7416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1752">
                <text:p>11752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8112">
                <text:p>811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6840">
                <text:p>168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29624">
                <text:p>2962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52">
                <text:p>3952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7416">
                <text:p>7416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1752">
                <text:p>11752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8112">
                <text:p>811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mall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small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52">
                <text:p>3952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7416">
                <text:p>7416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small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536">
                <text:p>6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PT@label 0</svg:desc>
                </draw:g>
              </table:table-cell>
              <table:table-cell office:value-type="string">
                <text:p>ligh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210000">
                <text:p>210000</text:p>
                <draw:g>
                  <svg:desc>PT@data 0</svg:desc>
                </draw:g>
              </table:table-cell>
              <table:table-cell office:value-type="float" office:value="85600">
                <text:p>8560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6200">
                <text:p>116200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21384">
                <text:p>421384</text:p>
              </table:table-cell>
              <table:table-cell office:value-type="float" office:value="166804">
                <text:p>166804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63376">
                <text:p>463376</text:p>
              </table:table-cell>
              <table:table-cell office:value-type="float" office:value="185596">
                <text:p>185596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57968">
                <text:p>257968</text:p>
              </table:table-cell>
              <table:table-cell office:value-type="float" office:value="119008">
                <text:p>119008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74016">
                <text:p>274016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28780">
                <text:p>32878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63008">
                <text:p>463008</text:p>
              </table:table-cell>
              <table:table-cell office:value-type="float" office:value="211936">
                <text:p>211936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21748">
                <text:p>521748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56688">
                <text:p>156688</text:p>
              </table:table-cell>
              <table:table-cell office:value-type="float" office:value="67628">
                <text:p>67628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77736">
                <text:p>77736</text:p>
              </table:table-cell>
              <table:table-cell office:value-type="float" office:value="40368">
                <text:p>403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09592">
                <text:p>309592</text:p>
              </table:table-cell>
              <table:table-cell office:value-type="float" office:value="130048">
                <text:p>130048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40880">
                <text:p>240880</text:p>
              </table:table-cell>
              <table:table-cell office:value-type="float" office:value="103460">
                <text:p>103460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70416">
                <text:p>170416</text:p>
              </table:table-cell>
              <table:table-cell office:value-type="float" office:value="86672">
                <text:p>86672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53160">
                <text:p>453160</text:p>
              </table:table-cell>
              <table:table-cell office:value-type="float" office:value="189968">
                <text:p>18996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23232">
                <text:p>423232</text:p>
              </table:table-cell>
              <table:table-cell office:value-type="float" office:value="178848">
                <text:p>178848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300704">
                <text:p>300704</text:p>
              </table:table-cell>
              <table:table-cell office:value-type="float" office:value="151240">
                <text:p>151240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12868">
                <text:p>312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PT@label 0</svg:desc>
                </draw:g>
              </table:table-cell>
              <table:table-cell office:value-type="string">
                <text:p>ligh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3160">
                <text:p>113160</text:p>
                <draw:g>
                  <svg:desc>PT@data 0</svg:desc>
                </draw:g>
              </table:table-cell>
              <table:table-cell office:value-type="float" office:value="36324">
                <text:p>36324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6704">
                <text:p>56704</text:p>
              </table:table-cell>
              <table:table-cell office:value-type="float" office:value="14768">
                <text:p>14768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23816">
                <text:p>223816</text:p>
              </table:table-cell>
              <table:table-cell office:value-type="float" office:value="67008">
                <text:p>67008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48672">
                <text:p>248672</text:p>
              </table:table-cell>
              <table:table-cell office:value-type="float" office:value="77912">
                <text:p>77912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4624">
                <text:p>124624</text:p>
              </table:table-cell>
              <table:table-cell office:value-type="float" office:value="29960">
                <text:p>29960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1776">
                <text:p>111776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5952">
                <text:p>135952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22424">
                <text:p>222424</text:p>
              </table:table-cell>
              <table:table-cell office:value-type="float" office:value="51504">
                <text:p>51504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09216">
                <text:p>209216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4260">
                <text:p>94260</text:p>
              </table:table-cell>
              <table:table-cell office:value-type="float" office:value="34540">
                <text:p>34540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2152">
                <text:p>42152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4616">
                <text:p>184616</text:p>
              </table:table-cell>
              <table:table-cell office:value-type="float" office:value="64484">
                <text:p>64484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45148">
                <text:p>145148</text:p>
              </table:table-cell>
              <table:table-cell office:value-type="float" office:value="53916">
                <text:p>53916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91304">
                <text:p>91304</text:p>
              </table:table-cell>
              <table:table-cell office:value-type="float" office:value="24744">
                <text:p>24744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70904">
                <text:p>270904</text:p>
              </table:table-cell>
              <table:table-cell office:value-type="float" office:value="96140">
                <text:p>96140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55752">
                <text:p>255752</text:p>
              </table:table-cell>
              <table:table-cell office:value-type="float" office:value="93084">
                <text:p>93084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59864">
                <text:p>159864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8680">
                <text:p>158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